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in" fo:margin-right="0.25in" fo:line-height="200%" fo:text-align="center" style:justify-single-word="false" fo:text-indent="0.5in" style:auto-text-indent="true" style:page-number="auto" fo:background-color="transparent"/>
      <style:text-properties style:font-name="Times New Roman1" fo:language="en" fo:country="US" officeooo:rsid="0014d30b" officeooo:paragraph-rsid="0014d30b"/>
    </style:style>
    <style:style style:name="P2" style:family="paragraph" style:parent-style-name="Standard" style:master-page-name="">
      <loext:graphic-properties draw:fill="none" draw:fill-gradient-name="gradient" draw:fill-hatch-name="hatch"/>
      <style:paragraph-properties fo:margin-left="0.5in" fo:margin-right="0in" fo:line-height="200%" fo:text-align="center" style:justify-single-word="false" fo:text-indent="0.5in" style:auto-text-indent="true" style:page-number="auto" fo:background-color="transparent"/>
      <style:text-properties style:font-name="Times New Roman1" fo:language="en" fo:country="US" fo:font-style="italic" officeooo:rsid="0014d30b" officeooo:paragraph-rsid="0014d30b" style:font-style-asian="italic" style:font-style-complex="italic"/>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1" fo:language="en" fo:country="US" fo:font-style="normal" officeooo:rsid="0014d30b" officeooo:paragraph-rsid="0014d30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s Will - 2 Samuel 7:19-22</text:p>
      <text:p text:style-name="P2">And yet this was a small thing in your eyes, O Lord God. You have spoken also of your servant's house for a great while to come, and this is instruction for mankind, O Lord God! <text:s/>And what more can David say to you? For you know your servant, O Lord God! Because of your promise, and according to your own heart, you have brought about all this greatness, to make your servant know it. Therefore you are great, O Lord God. For there is none like you, and there is no God besides you, according to all that we have heard with our ears. </text:p>
      <text:p text:style-name="P3">God’s Will, it is something that all of us have to contend with in our spirit once in a while. Sometimes God’s Will hurts, sometimes it is the opposite of what we think should happen, but in all things it is God’s will that must be done and will be done.</text:p>
      <text:p text:style-name="P3">Every single of us in this room have had bad things happen to us, each and everyone of us have cried out to God without an understanding of why things are happening the way they do. Now when we look back we can see the hand of God in all aspects of our trials and tribulations. Sometimes it is because we are not doing our part and God is guiding us back like lost sheep to continue on the path that He has set for us, and other times it has nothing to do with us at all it is to show His ultimate Glory.</text:p>
      <text:p text:style-name="P3">The Will of God is something we will never completely understand on this side of Heaven. It would probably destroy us to know exactly what as going on when it was going on. In the midst of trials and tribulations we just have to remember Romans 8:28 “And we know that all things work together for good to those who love God, to those who are the called according to His purpose.”. It is not an easy thing, but it is a God thing and we must wait upon the Lord for His will to come about.</text:p>
      <text:p text:style-name="P3">This week let us continue to praise and worship our Father. Let us continue in reading the Word and praying to our Glorious Father in Heaven. Let us remember that His will be done not ours and that His will is always what is best for our lives. Thank You and God Bles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2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9:27:12.283405043</meta:creation-date>
    <dc:title>default</dc:title>
    <meta:editing-duration>PT12M22S</meta:editing-duration>
    <meta:editing-cycles>2</meta:editing-cycles>
    <meta:generator>LibreOffice/7.4.1.1$Linux_X86_64 LibreOffice_project/40$Build-1</meta:generator>
    <dc:date>2022-10-15T19:39:33.487446728</dc:date>
    <meta:document-statistic meta:table-count="0" meta:image-count="0" meta:object-count="0" meta:page-count="1" meta:paragraph-count="6" meta:word-count="417" meta:character-count="2077" meta:non-whitespace-character-count="1663"/>
    <meta:template xlink:type="simple" xlink:actuate="onRequest" xlink:title="default" xlink:href="../../../../../../../home/pastorczo13/Templates/default.ott" meta:date="2022-10-15T19:27:11.489985243"/>
  </office:meta>
</office:document-meta>
</file>